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1d9a8d"/>
    </style:style>
    <style:style style:name="P2" style:family="paragraph" style:parent-style-name="Standard">
      <style:paragraph-properties fo:text-align="start" style:justify-single-word="false"/>
      <style:text-properties fo:font-weight="bold" officeooo:rsid="001f0e09" officeooo:paragraph-rsid="001f0e09" style:font-weight-asian="bold" style:font-weight-complex="bold"/>
    </style:style>
    <style:style style:name="P3" style:family="paragraph" style:parent-style-name="Standard">
      <style:paragraph-properties fo:text-align="start" style:justify-single-word="false"/>
      <style:text-properties fo:font-weight="bold" officeooo:rsid="001f0e09" officeooo:paragraph-rsid="0022f30e" style:font-weight-asian="bold" style:font-weight-complex="bold"/>
    </style:style>
    <style:style style:name="P4" style:family="paragraph" style:parent-style-name="Standard">
      <style:paragraph-properties fo:text-align="start" style:justify-single-word="false"/>
      <style:text-properties fo:font-weight="bold" officeooo:rsid="001fe6a3" officeooo:paragraph-rsid="001fe6a3" style:font-weight-asian="bold" style:font-weight-complex="bold"/>
    </style:style>
    <style:style style:name="P5" style:family="paragraph" style:parent-style-name="Standard">
      <style:paragraph-properties fo:text-align="start" style:justify-single-word="false"/>
      <style:text-properties fo:font-weight="bold" officeooo:rsid="0022f30e" officeooo:paragraph-rsid="0022f30e" style:font-weight-asian="bold" style:font-weight-complex="bold"/>
    </style:style>
    <style:style style:name="T1" style:family="text">
      <style:text-properties fo:font-size="36pt" officeooo:rsid="001f0e09" style:font-size-asian="31.5pt" style:font-size-complex="36pt"/>
    </style:style>
    <style:style style:name="T2" style:family="text">
      <style:text-properties officeooo:rsid="001f0e09"/>
    </style:style>
    <style:style style:name="T3" style:family="text">
      <style:text-properties officeooo:rsid="001fe6a3"/>
    </style:style>
    <style:style style:name="T4" style:family="text">
      <style:text-properties officeooo:rsid="0025a359"/>
    </style:style>
    <style:style style:name="T5" style:family="text">
      <style:text-properties officeooo:rsid="0020f01f"/>
    </style:style>
    <style:style style:name="T6" style:family="text">
      <style:text-properties officeooo:rsid="0022f3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 <text:s text:c="11"/><text:span text:style-name="T1">JOSEPH BEUYS</text:span><text:tab/><text:tab/></text:p>
      <text:p text:style-name="P1"/>
      <text:p text:style-name="P1"/>
      <text:p text:style-name="P1"/>
      <text:p text:style-name="P1"/>
      <text:p text:style-name="P1"/>
      <text:p text:style-name="P1"/>
      <text:p text:style-name="P1"/>
      <text:p text:style-name="P1"/>
      <text:p text:style-name="P1"><text:tab/><text:tab/><text:tab/><text:tab/><text:tab/><text:span text:style-name="T2">Foto</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span text:style-name="T2">Zitat</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h text:style-name="Heading_20_1" text:outline-level="1">Einleitung:</text:h>
      <text:p text:style-name="P2"/>
      <text:p text:style-name="P2"/>
      <text:p text:style-name="P3">Zu entscheiden, über wen ich meine Biografiearbeit verfasen wollte, viel mir erstmal nicht leicht. So viele interessante Persönlichkeiten, <text:span text:style-name="T3">die sich </text:span>von Naturwissenschaftlern zu Aktivisten und vielem mehr <text:span text:style-name="T3">unterscheiden</text:span>.</text:p>
      <text:p text:style-name="P4">Ich befasste mich also zuerst mit einem sehr bekanntem Physiker Richard Feynman, da mich die Physik sehr interessiert. Nach meiner Collage über ihn wurde mir allerdings klar, dass das noch nicht die richtige Person für mich war.</text:p>
      <text:p text:style-name="P4">Also überlegte ich weiter.Nach ein bisschen Grübelei entschied ich mich schließlich für den bekannten Nackriegskünstler. Joseph Beuys.</text:p>
      <text:p text:style-name="P4">Das meine Wahl auf diese Person viel, hatte eine Menge mit dem großen Einfluss zu tu<text:span text:style-name="T4">he</text:span>n,den diese Person auf meine Gros<text:span text:style-name="T4">s</text:span>eltern väterlicher seits hatte.<text:span text:style-name="T5">Sie waren nämlich beide Schüler dieses Künstlers, was mir viele Informationen und eine persönliche Einsicht auf Beuys ermöglichte,die </text:span><text:span text:style-name="T6">ich sonst wohl nirgens</text:span><text:span text:style-name="T5"> g</text:span><text:span text:style-name="T6">ehabt hätte.</text:span> </text:p>
      <text:p text:style-name="P5">Wie schon zuvor erwähnt, wurd<text:span text:style-name="T4">e</text:span></text:p>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3T19:16:57.590417858</meta:creation-date>
    <dc:date>2025-11-27T18:43:02.162677759</dc:date>
    <meta:editing-duration>PT30M26S</meta:editing-duration>
    <meta:editing-cycles>5</meta:editing-cycles>
    <meta:generator>LibreOffice/25.8.3.2$Linux_X86_64 LibreOffice_project/69c620f4d99e06f4c05a0e551b1b572b8c7ede69</meta:generator>
    <meta:document-statistic meta:table-count="0" meta:image-count="0" meta:object-count="0" meta:page-count="2" meta:paragraph-count="9" meta:word-count="139" meta:character-count="988" meta:non-whitespace-character-count="833"/>
  </office:meta>
</office:document-meta>
</file>